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1D000001BB31C7684008861184.png" manifest:media-type="image/png"/>
  <manifest:file-entry manifest:full-path="Pictures/1000000000000296000001F1175B0740E2FF2D3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agramme de Classe</text:p>
          </draw:text-box>
        </draw:frame>
        <draw:frame draw:style-name="gr1" draw:text-style-name="P1" draw:layer="layout" svg:width="27.651cm" svg:height="15.368cm" svg:x="0.2cm" svg:y="3.932cm">
          <draw:image xlink:href="Pictures/100002010000031D000001BB31C768400886118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ellips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ondDiapo" xlink:href="Pictures/1000000000000296000001F1175B0740E2FF2D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 style:parent-style-name="Standard_5f_2">
      <style:graphic-properties draw:stroke="none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itre_20_1" style:display-name="Titre 1" style:family="graphic">
      <style:paragraph-properties fo:margin-top="0.746cm" fo:margin-bottom="0.187cm" fo:text-align="center" style:text-autospace="none"/>
      <style:text-properties fo:text-transform="uppercase" style:use-window-font-color="true" style:font-name="Arial" fo:font-family="Arial" style:font-family-generic="swiss" style:font-pitch="variable" fo:font-size="20pt" fo:language="fr" fo:country="FR" fo:font-weight="bold" style:letter-kerning="true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746cm" fo:margin-bottom="0.187cm" fo:text-align="start" style:text-autospace="none">
        <style:tab-stops>
          <style:tab-stop style:position="2.648cm"/>
        </style:tab-stops>
      </style:paragraph-properties>
      <style:text-properties fo:font-variant="small-caps" style:use-window-font-color="true" style:font-name="Arial" fo:font-family="Arial" style:font-family-generic="swiss" style:font-pitch="variable" fo:font-size="14pt" fo:language="fr" fo:country="FR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3" style:display-name="Titre 3" style:family="graphic">
      <style:paragraph-properties fo:margin-top="0.746cm" fo:margin-bottom="0.187cm" fo:text-align="start" style:text-autospace="none">
        <style:tab-stops>
          <style:tab-stop style:position="3.528cm"/>
        </style:tab-stops>
      </style:paragraph-properties>
      <style:text-properties fo:color="#ffffff" style:font-name="Arial" fo:font-family="Arial" style:font-family-generic="swiss" style:font-pitch="variable" fo:font-size="12pt" fo:language="fr" fo:country="FR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1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Titre_20_5" style:display-name="Titre 5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4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4pt" fo:language="fr" fo:country="FR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9pt" fo:language="fr" fo:country="FR" fo:font-style="italic" fo:font-weight="bold" style:font-name-asian="Arial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apple-style-span" style:family="graphic">
      <style:paragraph-properties style:text-autospace="none"/>
    </style:style>
    <style:style style:name="Police_20_par_20_défaut" style:display-name="Police par défaut" style:family="graphic">
      <style:paragraph-properties style:text-autospace="none"/>
    </style:style>
    <style:style style:name="Code_20_HTML" style:display-name="Code HTML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z0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syntaxe" style:display-name="support_syntaxe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en" fo:country="GB" style:font-name-asian="Tahoma" style:font-family-asian="Tahoma" style:font-family-generic-asian="swiss" style:font-pitch-asian="variable" style:font-size-asian="10pt" style:language-asian="ar" style:country-asian="SA"/>
    </style:style>
    <style:style style:name="support_5f_texte" style:display-name="support_texte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fr" fo:country="FR" style:font-name-asian="Tahoma" style:font-family-asian="Tahoma" style:font-family-generic-asian="swiss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1cm" fo:margin-bottom="0.3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xplorateur_20_de_20_document" style:display-name="Explorateur de document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3.112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245cm" fo:margin-right="0cm" fo:text-align="start" fo:text-indent="0cm" style:text-autospace="none"/>
      <style:text-properties style:use-window-font-color="true" style:font-name="Tahoma" fo:font-family="Tahoma" style:font-family-generic="swiss" style:font-pitch="variable" fo:font-size="9pt" fo:language="fr" fo:country="FR" style:font-name-asian="Tahoma" style:font-family-asian="Tahoma" style:font-family-generic-asian="swiss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text-align="start" style:text-autospace="none"/>
      <style:text-properties fo:color="#ff0000" style:font-name="Tahoma" fo:font-family="Tahoma" style:font-family-generic="swiss" style:font-pitch="variable" fo:font-size="10pt" fo:language="fr" fo:country="FR" style:font-name-asian="Tahoma" style:font-family-asian="Tahoma" style:font-family-generic-asian="swiss" style:font-pitch-asian="variable" style:font-size-asian="10pt" style:language-asian="ar" style:country-asian="SA"/>
    </style:style>
    <style:style style:name="Table_20_des_20_matières_20_niveau_20_2" style:display-name="Table des matières niveau 2" style:family="graphic">
      <style:paragraph-properties fo:margin-left="0.623cm" fo:margin-right="0cm" fo:text-align="start" fo:text-indent="0cm" style:text-autospace="none"/>
      <style:text-properties style:use-window-font-color="true" style:font-name="Tahoma" fo:font-family="Tahoma" style:font-family-generic="swiss" style:font-pitch="variable" fo:font-size="10pt" fo:language="none" fo:country="none" style:font-name-asian="Tahoma" style:font-family-asian="Tahoma" style:font-family-generic-asian="swiss" style:font-pitch-asian="variable" style:font-size-asian="18pt" style:language-asian="ar" style:country-asian="SA"/>
    </style:style>
    <style:style style:name="Corps_20_de_20_texte_20_3" style:display-name="Corps de texte 3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2" style:display-name="Corps de texte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text-align="start" fo:text-indent="2.203cm" style:text-autospace="none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_20_2" style:display-name="Liste à numéros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" style:display-name="Liste à numéro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1.76cm" fo:margin-right="0cm" fo:text-align="start" fo:text-indent="-0.88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pied_5f_page" style:display-name="support_pied_pag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en_5f_tete" style:display-name="support_en_te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couverture" style:display-name="support_couverture" style:family="graphic">
      <style:paragraph-properties fo:text-align="center" style:text-autospace="none"/>
      <style:text-properties fo:text-transform="uppercase" style:use-window-font-color="true" style:font-name="Times New Roman" fo:font-family="'Times New Roman'" style:font-family-generic="roman" style:font-pitch="variable" fo:font-size="36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puce1" style:display-name="support_puce1" style:family="graphic">
      <style:paragraph-properties fo:margin-left="0cm" fo:margin-right="0cm" fo:text-align="start" fo:text-indent="0cm" style:text-autospace="none"/>
      <style:text-properties style:use-window-font-color="true" style:font-name="Comic Sans MS" fo:font-family="'Comic Sans MS'" style:font-family-generic="script" style:font-pitch="variable" fo:font-size="12pt" fo:language="fr" fo:country="FR" style:font-name-asian="Comic Sans MS" style:font-family-asian="'Comic Sans MS'" style:font-family-generic-asian="script" style:font-pitch-asian="variable" style:font-size-asian="10pt" style:language-asian="ar" style:country-asian="SA"/>
    </style:style>
    <style:style style:name="support_5f_notes" style:display-name="support_notes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support_5f_code" style:display-name="support_code" style:family="graphic">
      <style:paragraph-properties fo:text-align="start" style:text-autospace="none"/>
      <style:text-properties style:use-window-font-color="true" style:font-name="Courier New" fo:font-family="'Courier New'" style:font-family-generic="modern" fo:font-size="9pt" fo:language="fr" fo:country="FR" style:font-name-asian="Courier New" style:font-family-asian="'Courier New'" style:font-family-generic-asian="modern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Lohit Devanagari" style:font-family-asian="'Lohit Devanagari'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Lohit Devanagari" style:font-family-asian="'Lohit Devanagari'" style:font-size-asian="10pt" style:language-asian="ar" style:country-asian="SA"/>
    </style:style>
    <style:style style:name="Objet_20_sans_20_remplissage_20_et_20_sans_20_ligne_5f_4" style:display-name="Objet sans remplissage et sans ligne_4" style:family="graphic" style:parent-style-name="Standard_5f_1">
      <style:graphic-properties draw:stroke="none" draw:fill="none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_5f_1" style:display-name="Objet sans remplissage et sans ligne_4_1" style:family="graphic" style:parent-style-name="Standard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bitmap" draw:fill-image-name="fondDiapo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Diapo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quez pour éditer le format du texte-titre</text:p>
        </draw:text-box>
      </draw:frame>
      <draw:frame presentation:style-name="Mpr2" draw:layer="backgroundobjects" svg:width="25.199cm" svg:height="13.486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7:18:46.133898295</meta:creation-date>
    <meta:editing-duration>PT12H5M7S</meta:editing-duration>
    <meta:editing-cycles>57</meta:editing-cycles>
    <meta:generator>LibreOffice/5.4.6.2$Linux_X86_64 LibreOffice_project/40m0$Build-2</meta:generator>
    <dc:title>CoursPerso</dc:title>
    <dc:date>2018-08-06T00:30:07.430569104</dc:date>
    <meta:document-statistic meta:object-count="22"/>
  </office:meta>
</office:document-meta>
</file>